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7e002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color="#666666" style:font-name="FreeMono" fo:font-weight="normal" style:font-weight-asian="normal" style:font-weight-complex="normal"/>
    </style:style>
    <style:style style:name="P12" style:family="paragraph" style:parent-style-name="Standard">
      <style:text-properties fo:color="#666666" style:font-name="FreeMono" fo:font-weight="normal" officeooo:paragraph-rsid="000f3b0b" style:font-weight-asian="normal" style:font-weight-complex="normal"/>
    </style:style>
    <style:style style:name="P13" style:family="paragraph" style:parent-style-name="Standard">
      <style:text-properties fo:color="#666666" style:font-name="FreeMono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666666" style:font-name="FreeMono" fo:font-size="12pt" style:text-underline-style="none" fo:font-weight="normal" officeooo:rsid="0006bd1e" officeooo:paragraph-rsid="0006bd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666666" style:font-name="FreeMono" fo:font-size="12pt" style:text-underline-style="none" fo:font-weight="normal" officeooo:paragraph-rsid="0007f17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666666" style:font-name="FreeMono" fo:font-size="12pt" style:text-underline-style="none" fo:font-weight="normal" officeooo:paragraph-rsid="000cb53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666666" style:font-name="FreeMono" fo:font-size="12pt" style:text-underline-style="none" fo:font-weight="normal" officeooo:paragraph-rsid="000f3b0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>
      <style:text-properties fo:color="#ff3333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ff3333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043dcb"/>
    </style:style>
    <style:style style:name="P25" style:family="paragraph" style:parent-style-name="Standard">
      <style:paragraph-properties fo:text-align="justify" style:justify-single-word="false"/>
      <style:text-properties fo:color="#ff0000" fo:font-size="12pt" style:text-underline-style="none" fo:font-weight="bold" officeooo:rsid="0007f178" officeooo:paragraph-rsid="0007f178" style:font-size-asian="10.5pt" style:font-weight-asian="bold" style:font-size-complex="12pt" style:font-weight-complex="bold"/>
    </style:style>
    <style:style style:name="P26" style:family="paragraph" style:parent-style-name="Standard">
      <style:text-properties officeooo:paragraph-rsid="000f3b0b"/>
    </style:style>
    <style:style style:name="P27" style:family="paragraph" style:parent-style-name="Standard" style:list-style-name="L1">
      <style:text-properties fo:color="#7e0021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paragraph-rsid="000f3b0b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paragraph-rsid="000cb53a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rsid="000f3b0b" officeooo:paragraph-rsid="000f3b0b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normal" officeooo:rsid="000cb53a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12pt" style:text-underline-style="none" fo:font-weight="normal" officeooo:rsid="000f3b0b" officeooo:paragraph-rsid="000f3b0b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666666" style:font-name="FreeMono" fo:font-weight="normal" style:font-weight-asian="normal" style:font-weight-complex="normal"/>
    </style:style>
    <style:style style:name="P34" style:family="paragraph" style:parent-style-name="Standard">
      <style:text-properties fo:color="#666666" style:font-name="FreeMono" fo:font-weight="normal" officeooo:paragraph-rsid="000f3b0b" style:font-weight-asian="normal" style:font-weight-complex="normal"/>
    </style:style>
    <style:style style:name="P35" style:family="paragraph" style:parent-style-name="Standard">
      <style:text-properties fo:color="#666666" style:font-name="FreeMono" fo:font-size="12pt" style:text-underline-style="none" fo:font-weight="normal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text-underline-style="none" fo:font-weight="normal" style:font-weight-asian="normal" style:font-weight-complex="normal"/>
    </style:style>
    <style:style style:name="P37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38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8830" style:font-weight-asian="normal" style:font-weight-complex="normal"/>
    </style:style>
    <style:style style:name="T3" style:family="text">
      <style:text-properties officeooo:rsid="00043dcb"/>
    </style:style>
    <style:style style:name="T4" style:family="text">
      <style:text-properties officeooo:rsid="00058830"/>
    </style:style>
    <style:style style:name="T5" style:family="text">
      <style:text-properties fo:color="#000000" style:font-name="Liberation Serif"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color="#000000" style:font-name="Liberation Serif" style:text-underline-style="solid" style:text-underline-width="auto" style:text-underline-color="font-color" officeooo:rsid="0007f178" fo:background-color="transparent" loext:char-shading-value="0"/>
    </style:style>
    <style:style style:name="T7" style:family="text">
      <style:text-properties fo:color="#000000" style:font-name="Liberation Serif" style:text-underline-style="solid" style:text-underline-width="auto" style:text-underline-color="font-color" officeooo:rsid="000cb53a" fo:background-color="transparent" loext:char-shading-value="0"/>
    </style:style>
    <style:style style:name="T8" style:family="text">
      <style:text-properties fo:color="#000000" style:font-name="Liberation Serif" style:text-underline-style="solid" style:text-underline-width="auto" style:text-underline-color="font-color" officeooo:rsid="000f3b0b" fo:background-color="transparent" loext:char-shading-value="0"/>
    </style:style>
    <style:style style:name="T9" style:family="text">
      <style:text-properties fo:color="#000000" style:font-name="Liberation Serif" fo:background-color="transparent" loext:char-shading-value="0"/>
    </style:style>
    <style:style style:name="T10" style:family="text">
      <style:text-properties fo:color="#000000" style:font-name="Liberation Serif" officeooo:rsid="000f3b0b" fo:background-color="transparent" loext:char-shading-value="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officeooo:rsid="0007f178"/>
    </style:style>
    <style:style style:name="T13" style:family="text">
      <style:text-properties officeooo:rsid="000954fa"/>
    </style:style>
    <style:style style:name="T14" style:family="text">
      <style:text-properties officeooo:rsid="000a02ea"/>
    </style:style>
    <style:style style:name="T15" style:family="text">
      <style:text-properties officeooo:rsid="000a26d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03045821970418512" text:style-name="L1">
        <text:list-item>
          <text:p text:style-name="P27">Programme et module :</text:p>
        </text:list-item>
      </text:list>
      <text:p text:style-name="P4"/>
      <text:p text:style-name="P5">Introduction :</text:p>
      <text:p text:style-name="Standard"/>
      <text:p text:style-name="Standard">À ce stade les notions de programme et module s’imposent. Nous allons répondre aux questions suivantes :</text:p>
      <text:p text:style-name="Standard">Qu’est-ce qu’un programme ?</text:p>
      <text:p text:style-name="Standard">A quoi sert un programme ?</text:p>
      <text:p text:style-name="Standard">Qu’est-ce qu’un module ?</text:p>
      <text:p text:style-name="Standard"/>
      <text:p text:style-name="P1">Qu’est-ce qu’un programme ?</text:p>
      <text:p text:style-name="Standard"/>
      <text:p text:style-name="P24">Un programme <text:span text:style-name="T3">correspond au code d’un exécutable </text:span>dans lequel on peut faire un traitement sur les données, les afficher, les lire en entrée etc..</text:p>
      <text:p text:style-name="Standard"/>
      <text:p text:style-name="P10">Déclaration d’un programme :</text:p>
      <text:p text:style-name="Standard"/>
      <text:p text:style-name="Standard">Pour indiquer qu’un fichier EZ est un programme, il faut le déclarer comme suit :</text:p>
      <text:p text:style-name="Standard"/>
      <text:p text:style-name="Standard">program [program_name]</text:p>
      <text:p text:style-name="Standard"/>
      <text:p text:style-name="Standard">[…]</text:p>
      <text:p text:style-name="Standard"/>
      <text:p text:style-name="Standard">procedure [program_name]</text:p>
      <text:p text:style-name="Standard"/>
      <text:p text:style-name="Standard">[instructions..]</text:p>
      <text:p text:style-name="Standard"/>
      <text:p text:style-name="Standard">end procedure</text:p>
      <text:p text:style-name="Standard"/>
      <text:p text:style-name="P23">La procédure portant le nom du programme est considéré<text:span text:style-name="T3">e</text:span> comme étant le main en c. Le but est de définir le comportement du programme.</text:p>
      <text:p text:style-name="Standard"/>
      <text:p text:style-name="P10">Comment passer des arguments en ligne de commande ?</text:p>
      <text:p text:style-name="Standard"/>
      <text:p text:style-name="P23">Il existe deux méthodes pour passer des arguments comme paramètres :</text:p>
      <text:p text:style-name="P23">1- Envoi de valeurs en ligne de commandes :</text:p>
      <text:p text:style-name="P23">Commande :</text:p>
      <text:p text:style-name="P23">./program_name.exe --var1=arg1 --var2=arg2</text:p>
      <text:p text:style-name="P23"/>
      <text:p text:style-name="P23">2- Envoi d’un fichier de données en ligne de commandes :</text:p>
      <text:p text:style-name="P23">Pour l’envoi d’un fichier data, il faut passer le fichier comme option lors de la compilation.</text:p>
      <text:p text:style-name="P23">Commande :</text:p>
      <text:p text:style-name="P23">ezc program_name.ez -o program_name.exe </text:p>
      <text:p text:style-name="P24">./program_name.exe --d<text:span text:style-name="T3">ata</text:span> [data_file_path.<text:span text:style-name="T3">dez</text:span>]</text:p>
      <text:p text:style-name="P23"/>
      <text:p text:style-name="P17"><text:span text:style-name="T7">Exemple</text:span><text:span text:style-name="T6"> </text:span><text:span text:style-name="T5">:</text:span></text:p>
      <text:p text:style-name="P28"/>
      <text:p text:style-name="P12">program hello_arg</text:p>
      <text:p text:style-name="P12"/>
      <text:p text:style-name="P12">global max_i is integer = 5</text:p>
      <text:p text:style-name="P12"/>
      <text:p text:style-name="P12">procedure showData (x is integer, c is string)</text:p>
      <text:p text:style-name="P12"><text:soft-page-break/><text:tab/>print x, " fois ", c</text:p>
      <text:p text:style-name="P12">end procedure</text:p>
      <text:p text:style-name="P12"/>
      <text:p text:style-name="P12">procedure hello_arg</text:p>
      <text:p text:style-name="P12"><text:tab/>i is integer =0</text:p>
      <text:p text:style-name="P12"/>
      <text:p text:style-name="P12"><text:tab/>for i in 0.. max_i</text:p>
      <text:p text:style-name="P12"><text:tab/>do</text:p>
      <text:p text:style-name="P12"><text:tab/><text:tab/>showData(x,c)</text:p>
      <text:p text:style-name="P12"><text:tab/>end for</text:p>
      <text:p text:style-name="P12"/>
      <text:p text:style-name="P12">end procedure</text:p>
      <text:p text:style-name="P26"/>
      <text:p text:style-name="P26">récupération des arguments :</text:p>
      <text:p text:style-name="P17"><text:span text:style-name="T9">./hello_arg.exe --</text:span><text:span text:style-name="T10">data data.dez</text:span></text:p>
      <text:p text:style-name="P32"/>
      <text:p text:style-name="P17"><text:span text:style-name="T8">Fichier data.dez</text:span><text:span text:style-name="T6"> </text:span><text:span text:style-name="T8">:</text:span></text:p>
      <text:p text:style-name="P30"/>
      <text:p text:style-name="P32">x=5</text:p>
      <text:p text:style-name="P32">c=20</text:p>
      <text:p text:style-name="P28"/>
      <text:p text:style-name="P10">Comment récupérer la valeurs des arguments passés comme paramètre ?</text:p>
      <text:p text:style-name="Standard"/>
      <text:p text:style-name="Standard">La récupération des valeurs se fait automatiquement à partir de la ligne de commande.</text:p>
      <text:p text:style-name="Standard">Pour les arguments passés en paramètre la syntaxe est la suivante :</text:p>
      <text:p text:style-name="P31"/>
      <text:p text:style-name="P16"><text:span text:style-name="T7">Exemple</text:span><text:span text:style-name="T6"> </text:span><text:span text:style-name="T5">:</text:span></text:p>
      <text:p text:style-name="P29"/>
      <text:p text:style-name="P11">program hello_arg</text:p>
      <text:p text:style-name="P11"/>
      <text:p text:style-name="P11">arguments</text:p>
      <text:p text:style-name="P11"><text:tab/>x is integer as "--x"</text:p>
      <text:p text:style-name="P11"><text:tab/>c is string as "--c"</text:p>
      <text:p text:style-name="P11">end arguments</text:p>
      <text:p text:style-name="P11"/>
      <text:p text:style-name="P11">global max_i is integer = 5</text:p>
      <text:p text:style-name="P11"/>
      <text:p text:style-name="P11">procedure showData (x is integer, c is string)</text:p>
      <text:p text:style-name="P11"><text:tab/>print x, " fois ", c</text:p>
      <text:p text:style-name="P11">end procedure</text:p>
      <text:p text:style-name="P11"/>
      <text:p text:style-name="P11">procedure hello_arg</text:p>
      <text:p text:style-name="P11"><text:tab/>i is integer =0</text:p>
      <text:p text:style-name="P11"/>
      <text:p text:style-name="P11"><text:tab/>for i in 0.. max_i</text:p>
      <text:p text:style-name="P11"><text:tab/>do</text:p>
      <text:p text:style-name="P11"><text:tab/><text:tab/>showData(x,c)</text:p>
      <text:p text:style-name="P11"><text:tab/>end for</text:p>
      <text:p text:style-name="P11"/>
      <text:p text:style-name="P11">end procedure</text:p>
      <text:p text:style-name="Standard"/>
      <text:p text:style-name="Standard">récupération des arguments :</text:p>
      <text:p text:style-name="Standard">./hello_arg.exe --x=2 --c= hello</text:p>
      <text:p text:style-name="Standard"/>
      <text:p text:style-name="P10">Contraintes à respecter :</text:p>
      <text:p text:style-name="P10"/>
      <text:p text:style-name="P36">Les argument passés doivent être uniquement de l’un des types suivants :</text:p>
      <text:list xml:id="list2365097464183827775" text:style-name="L2">
        <text:list-item>
          <text:p text:style-name="P37"><text:soft-page-break/>Entier</text:p>
        </text:list-item>
        <text:list-item>
          <text:p text:style-name="P37">Réel</text:p>
        </text:list-item>
        <text:list-item>
          <text:p text:style-name="P37">String.</text:p>
        </text:list-item>
      </text:list>
      <text:p text:style-name="P2"/>
      <text:p text:style-name="P3">A quoi sert un programme ?</text:p>
      <text:p text:style-name="P18"/>
      <text:p text:style-name="P20"><text:span text:style-name="T1">Un programme utilise les modules </text:span><text:span text:style-name="T2">existants qui utilisent des classes, des fonctions etc...</text:span></text:p>
      <text:p text:style-name="P18"/>
      <text:p text:style-name="P3">Comment inclure un module dans un programme ?</text:p>
      <text:p text:style-name="P18"/>
      <text:p text:style-name="P18">Pour inclure un module EZ dans un programme il suffit d’écrire la ligne suivante :</text:p>
      <text:p text:style-name="P18"/>
      <text:p text:style-name="P13">import person</text:p>
      <text:p text:style-name="P18"/>
      <text:p text:style-name="P18">Pour inclure une bibliothèque cpp :</text:p>
      <text:p text:style-name="P18"/>
      <text:p text:style-name="P13">import "math.h"</text:p>
      <text:p text:style-name="P13"/>
      <text:p text:style-name="P9">Comment inclure du code C++ dans un programme EZ ?</text:p>
      <text:p text:style-name="P18"/>
      <text:p text:style-name="P19">Il est possible d’écrire du code C++ dans les fichiers EZ, il suffit de préciser qu’il s’agit du code C++ pour que le compilateur le prend en compte.</text:p>
      <text:p text:style-name="P18">Exemple :</text:p>
      <text:p text:style-name="P18"/>
      <text:p text:style-name="P11">total is real</text:p>
      <text:p text:style-name="P11">code(<text:span text:style-name="T4">cpp, </text:span>total=sum)</text:p>
      <text:p text:style-name="P11"/>
      <text:p text:style-name="P11">double sum=0.0 ;</text:p>
      <text:p text:style-name="P11"/>
      <text:p text:style-name="P11">for (int i=0 ; i&lt;10;i++)</text:p>
      <text:p text:style-name="P11"><text:tab/>sum+=i*2 ;</text:p>
      <text:p text:style-name="P13">end code</text:p>
      <text:p text:style-name="P13"/>
      <text:p text:style-name="P15"><text:span text:style-name="T5">T</text:span><text:span text:style-name="T6">raduction du code en c++ </text:span><text:span text:style-name="T5">:</text:span> </text:p>
      <text:p text:style-name="P13"/>
      <text:p text:style-name="P14">void code1(double &amp;sum){</text:p>
      <text:p text:style-name="P14"><text:tab/>sum=0,0 ;</text:p>
      <text:p text:style-name="P14"><text:tab/>for(int i=0 ; i&lt;10 ; ++i)</text:p>
      <text:p text:style-name="P14"><text:tab/><text:tab/>sum+=i*2 ;</text:p>
      <text:p text:style-name="P14">}</text:p>
      <text:p text:style-name="P14">int main(){</text:p>
      <text:p text:style-name="P14">double total ;</text:p>
      <text:p text:style-name="P14">code1(total) ;</text:p>
      <text:p text:style-name="P14">return 0;</text:p>
      <text:p text:style-name="P14">}</text:p>
      <text:p text:style-name="P14"/>
      <text:p text:style-name="P19">cppcode est une fonction <text:span text:style-name="T12">particulière</text:span> <text:span text:style-name="T12">qui permet de faire l’interface entre du code EZ et du c++</text:span>.</text:p>
      <text:p text:style-name="P25"/>
      <text:p text:style-name="P25">Attention : <text:span text:style-name="T11">En cas de code assembleur il faut juste remplacer cpp par asm.</text:span></text:p>
      <text:p text:style-name="P18"/>
      <text:p text:style-name="P3">Qu’est-ce qu’un module ?</text:p>
      <text:p text:style-name="P2"/>
      <text:p text:style-name="P19">Un module <text:span text:style-name="T13">permet de</text:span> définir les fonctions et les classes à réutiliser.</text:p>
      <text:p text:style-name="P18"/>
      <text:p text:style-name="P11"><text:soft-page-break/>module person</text:p>
      <text:p text:style-name="P11"/>
      <text:p text:style-name="P11">class person</text:p>
      <text:p text:style-name="P11"/>
      <text:p text:style-name="P11">name is string</text:p>
      <text:p text:style-name="P11">id is integer</text:p>
      <text:p text:style-name="P11">age is integer</text:p>
      <text:p text:style-name="P11"/>
      <text:p text:style-name="P11">function isOlderThan(old is integer) return boolean</text:p>
      <text:p text:style-name="P11"><text:tab/>return old&lt;age</text:p>
      <text:p text:style-name="P11">end function</text:p>
      <text:p text:style-name="P11"/>
      <text:p text:style-name="P13">end class</text:p>
      <text:p text:style-name="P13"/>
      <text:p text:style-name="P13"/>
      <text:p text:style-name="P13"/>
      <text:p text:style-name="P9"><text:span text:style-name="T13">Inclusion des</text:span> <text:span text:style-name="T13">modules EZ et C++</text:span></text:p>
      <text:p text:style-name="P6"/>
      <text:p text:style-name="P7">Il existe plusieurs types de bibliothèques :</text:p>
      <text:p text:style-name="P7">On distingue les modules écrits par l’utilisateur, les bibliothèques C++ qu’on réutilise en tant que module EZ et les bibliothèques c++ externes que l’utilisateur voudrait utiliser.</text:p>
      <text:p text:style-name="P6"/>
      <text:p text:style-name="P8">1- <text:s text:c="2"/>Les modules écrits par l’utilisateur :</text:p>
      <text:p text:style-name="P8"/>
      <text:p text:style-name="P7">Un module <text:span text:style-name="T14">représente un ensemble de classes et méthodes</text:span>. L’utilisateur peut également faire appel à des fonctions <text:s/>C++ qu’il faudra prendre en compte <text:span text:style-name="T14">par le compilateur EZ</text:span>.</text:p>
      <text:p text:style-name="P6"/>
      <text:p text:style-name="P6">Exemple :</text:p>
      <text:p text:style-name="P6"/>
      <text:p text:style-name="P13">function cos(x is real) <text:span text:style-name="T14">is extern</text:span> cos</text:p>
      <text:p text:style-name="P6"/>
      <text:p text:style-name="P22">Dans ce cas il faut prendre en considération la bibliothèque math du C++. Attention il faut vérifier que le type de la variable(s) passé(es) en paramètre(s) est le même que la signature de la méthode cpp. <text:span text:style-name="T15">La surcharge des méthodes est possible uniquement en C.</text:span></text:p>
      <text:p text:style-name="P21"/>
      <text:p text:style-name="P21"/>
      <text:p text:style-name="P8">2- <text:s text:c="2"/>Les bibliothèques C++ :</text:p>
      <text:p text:style-name="P6"/>
      <text:p text:style-name="P7">Les bibliothèques C++ sont déduites à partir du programme directement. Dans le cas où l’utilisateur voudrait utiliser une bibliothèque C++ particulière (non supportée par g++ ou gcc), l’utilisateur doit définir le nom de la bibliothèque et le chemin vers le fichier comme suit :</text:p>
      <text:p text:style-name="P6"/>
      <text:p text:style-name="P13">include "usr/include/math.h"</text:p>
      <text:p text:style-name="P13">library "/usr/lib/src -lm"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7:58.238632494</meta:creation-date>
    <dc:date>2016-11-30T10:27:40.993819733</dc:date>
    <meta:editing-duration>PT3H49M28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4" meta:paragraph-count="123" meta:word-count="764" meta:character-count="4476" meta:non-whitespace-character-count="3818"/>
  </office:meta>
</office:document-meta>
</file>